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y name is Kevin O’ Connell. In the Group 5 Style Guide, I was the person who suggested using a charity as our organisation. We decided to invent a charity to help people with housing problems. I shared an image of a child’s drawing of a house as a possibility for the charity’s logo. I wrote the introductory section of the style guide, which included our audience, our mission, our vision, our logo, and our contact details.</text:p>
      <text:p text:style-name="Normal">Jillian Brennan wrote the ‘Do’s and Don’t’s’ section of our style guide<text:s/>and also wrote a piece on brand identity.<text:s/>She was very involved throughout the project and contributed well to our WhatsApp group and Skype calls. Jillian wrote very clearly and made a number of very useful suggestions. 4,5</text:p>
      <text:p text:style-name="Normal">Francesco Salvadori did the majority of the organising for our group.<text:s/>He set up our WhatsApp group and our Skype group. Francesco was responsible for the layout of the logo and the style guide overall. He contributed regularly and helpfully throughout the project but there were a couple of minor errors in his final text, which had to be amended. 5,4</text:p>
      <text:p text:style-name="Normal">Abigail Landy wrote the ‘Language’ section of our style guide. She interacted well with all the group on Skype and WhatsApp. Her work was excellent and she was always willing to help out. Abigail’s contributions were clear and well written at all stages of the project. 5,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O' Connell</meta:initial-creator>
    <dc:creator>kevin O' Connell</dc:creator>
    <meta:creation-date>2019-11-08T23:50:00Z</meta:creation-date>
    <dc:date>2019-11-09T00:30:00Z</dc:date>
    <meta:template xlink:href="Normal" xlink:type="simple"/>
    <meta:editing-cycles>1</meta:editing-cycles>
    <meta:editing-duration>PT2400S</meta:editing-duration>
    <meta:document-statistic meta:page-count="1" meta:paragraph-count="2" meta:word-count="201" meta:character-count="1347" meta:row-count="9" meta:non-whitespace-character-count="1148"/>
  </office:meta>
</office:document-meta>
</file>